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2pt" style:text-underline-style="none" fo:font-weight="normal" officeooo:rsid="000cf018" officeooo:paragraph-rsid="000cf018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style:text-underline-style="none" fo:font-weight="normal" officeooo:rsid="000f138f" officeooo:paragraph-rsid="000f138f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0fca64" officeooo:paragraph-rsid="000fca6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16e7e" officeooo:paragraph-rsid="00116e7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34b09" officeooo:paragraph-rsid="00134b0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140796" officeooo:paragraph-rsid="00140796" style:font-size-asian="10.5pt" style:font-weight-asian="normal" style:font-size-complex="12pt" style:font-weight-complex="normal"/>
    </style:style>
    <style:style style:name="T1" style:family="text">
      <style:text-properties officeooo:rsid="000cf018"/>
    </style:style>
    <style:style style:name="T2" style:family="text">
      <style:text-properties fo:font-size="14pt" style:text-underline-style="solid" style:text-underline-width="auto" style:text-underline-color="font-color" fo:font-weight="bold" officeooo:rsid="000cf018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text:tab/><text:tab/></text:span><text:span text:style-name="T2">Presentation on VS Code, Meld and Studio 3T</text:span></text:p>
      <text:list text:style-name="L1">
        <text:list-item>
          <text:p text:style-name="P1">VS Code :</text:p>
          <text:list>
            <text:list-item>
              <text:p text:style-name="P1">Extension</text:p>
            </text:list-item>
            <text:list-item>
              <text:p text:style-name="P1">Shortcut :</text:p>
              <text:list>
                <text:list-item>
                  <text:p text:style-name="P2">ctrl + sft + p <text:s/>==&gt; command pallete</text:p>
                </text:list-item>
                <text:list-item>
                  <text:p text:style-name="P3">ctrl + c and ctrl + v <text:s/>==&gt; copy line down</text:p>
                </text:list-item>
                <text:list-item>
                  <text:p text:style-name="P3">sft + alt + arrow down <text:s/>===&gt; select line</text:p>
                </text:list-item>
                <text:list-item>
                  <text:p text:style-name="P4">sft + alt + mouse selection in rectangular form</text:p>
                </text:list-item>
                <text:list-item>
                  <text:p text:style-name="P5">ctrl + d whole word selection</text:p>
                </text:list-item>
                <text:list-item>
                  <text:p text:style-name="P5">ctrl + f to check no of occurrence</text:p>
                </text:list-item>
                <text:list-item>
                  <text:p text:style-name="P5">ctrl + d repeat <text:s/>to select multiple occurence</text:p>
                </text:list-item>
                <text:list-item>
                  <text:p text:style-name="P6">ctrl + sft + L <text:s text:c="3"/>===&gt; select multiple occurrence of teh word</text:p>
                </text:list-item>
              </text:list>
            </text:list-item>
            <text:list-item>
              <text:p text:style-name="P1">Git Navigation</text:p>
            </text:list-item>
            <text:list-item>
              <text:p text:style-name="P1">Snippet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7:00:21.234581150</meta:creation-date>
    <dc:date>2024-06-13T00:14:47.919319630</dc:date>
    <meta:editing-duration>PT3H2M29S</meta:editing-duration>
    <meta:editing-cycles>5</meta:editing-cycles>
    <meta:generator>LibreOffice/24.2.3.2$Linux_X86_64 LibreOffice_project/420$Build-2</meta:generator>
    <meta:document-statistic meta:table-count="0" meta:image-count="0" meta:object-count="0" meta:page-count="1" meta:paragraph-count="14" meta:word-count="101" meta:character-count="440" meta:non-whitespace-character-count="356"/>
  </office:meta>
</office:document-meta>
</file>